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 number:automatic-order="true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111"/>
    <style:style style:name="ce3" style:family="table-cell" style:parent-style-name="Default" style:data-style-name="N5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14" calcext:value-type="float">
            <text:p>3.14</text:p>
          </table:table-cell>
        </table:table-row>
        <table:table-row table:style-name="ro1">
          <table:table-cell table:style-name="ce1" office:value-type="date" office:date-value="2017-12-02T13:30:00" calcext:value-type="date">
            <text:p>12月2日</text:p>
          </table:table-cell>
          <table:table-cell table:style-name="ce3" office:value-type="date" office:date-value="2017-12-02T13:30:00" calcext:value-type="date">
            <text:p>2017/12/2 13:30:00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予定表〜①ﾊﾝｶｸだ</text:p>
          </table:table-cell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g</text:p>
          </table:table-cell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ヒラギノ明朝 ProN" style:font-family-asian="'ヒラギノ明朝 ProN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00/00/00</text:date>, <text:time style:data-style-name="N2" text:time-value="07:19:48.40314804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09:14:24.878170672</meta:creation-date>
    <dc:date>2017-12-04T07:25:25.647762073</dc:date>
    <meta:editing-duration>PT19M32S</meta:editing-duration>
    <meta:editing-cycles>10</meta:editing-cycles>
    <meta:generator>LibreOffice/5.4.2.2$MacOSX_X86_64 LibreOffice_project/22b09f6418e8c2d508a9eaf86b2399209b0990f4</meta:generator>
    <meta:document-statistic meta:table-count="4" meta:cell-count="15" meta:object-count="0"/>
  </office:meta>
</office:document-meta>
</file>